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080000000803DDD348EC26789CF.jpg" manifest:media-type="image/jpeg"/>
  <manifest:file-entry manifest:full-path="Pictures/100002000000005D0000025808C02C1C0DA1911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8c735a" presentation:display-footer="true" presentation:display-page-number="tru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c735a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ce9964" draw:textarea-horizontal-align="left" draw:textarea-vertical-align="top" draw:auto-grow-height="false" fo:padding-top="0.13cm" fo:padding-bottom="0.13cm" fo:padding-left="0.25cm" fo:padding-right="0.25cm" fo:wrap-option="wrap" draw:shadow-color="#a08366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ce9964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a08366"/>
    </style:style>
    <style:style style:name="pr2" style:family="presentation" style:parent-style-name="Title1-subtitle">
      <style:graphic-properties draw:stroke="none" draw:fill="none" draw:fill-color="#ce9964" draw:textarea-horizontal-align="justify" draw:textarea-vertical-align="top" draw:auto-grow-height="false" draw:auto-grow-width="false" fo:min-height="5.425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ce996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offset-x="0.035cm" draw:shadow-color="#a08366"/>
    </style:style>
    <style:style style:name="pr5" style:family="presentation" style:parent-style-name="Default-outline1">
      <style:graphic-properties draw:stroke="none" draw:fill="none" draw:fill-color="#ce9964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ce9964" draw:textarea-horizontal-align="justify" draw:textarea-vertical-align="top" draw:auto-grow-height="false" draw:auto-grow-width="false" draw:fit-to-size="shrink-to-fit" style:shrink-to-fit="true" fo:min-height="8.63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subtitle">
      <style:graphic-properties draw:stroke="none" draw:fill="none" draw:fill-color="#ce9964" draw:textarea-horizontal-align="justify" draw:textarea-vertical-align="top" draw:auto-grow-height="false" draw:auto-grow-width="false" fo:min-height="4.613cm" fo:min-width="0cm" fo:padding-top="0.128cm" fo:padding-bottom="0.128cm" fo:padding-left="0.256cm" fo:padding-right="0.256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ce9964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/>
    </style:style>
    <style:style style:name="P4" style:family="paragraph">
      <style:paragraph-properties fo:margin-left="0cm" fo:margin-right="0cm" fo:margin-top="0.211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46cm" fo:margin-bottom="0cm" fo:text-align="justify" fo:text-indent="0cm"/>
    </style:style>
    <style:style style:name="P9" style:family="paragraph">
      <style:paragraph-properties fo:margin-left="0cm" fo:margin-right="0cm" fo:margin-top="0.211cm" fo:margin-bottom="0cm" fo:text-align="justify" fo:text-indent="0cm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0cm" fo:margin-right="0cm" fo:margin-top="0.282cm" fo:margin-bottom="0cm" fo:text-align="justify" fo:text-indent="0cm"/>
    </style:style>
    <style:style style:name="P12" style:family="paragraph">
      <loext:graphic-properties draw:fill="none" draw:fill-color="#ce9964"/>
      <style:paragraph-properties fo:text-align="center" style:writing-mode="lr-tb"/>
    </style:style>
    <style:style style:name="P13" style:family="paragraph">
      <style:paragraph-properties fo:margin-left="0cm" fo:margin-right="0cm" fo:margin-top="0.176cm" fo:margin-bottom="0cm" fo:text-align="justify" fo:text-indent="0cm"/>
    </style:style>
    <style:style style:name="P14" style:family="paragraph">
      <style:paragraph-properties fo:margin-left="0cm" fo:margin-right="0cm" fo:margin-top="0.211cm" fo:margin-bottom="0cm" fo:text-align="justify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fo:margin-left="0cm" fo:margin-right="0cm" fo:margin-top="0.282cm" fo:margin-bottom="0cm" fo:text-align="justify" fo:text-indent="0cm"/>
      <style:text-properties fo:color="#00a933"/>
    </style:style>
    <style:style style:name="P17" style:family="paragraph">
      <style:paragraph-properties fo:margin-left="0cm" fo:margin-right="0cm" fo:margin-top="0.282cm" fo:margin-bottom="0cm" fo:text-indent="0cm"/>
      <style:text-properties fo:color="#00a933"/>
    </style:style>
    <style:style style:name="P18" style:family="paragraph">
      <loext:graphic-properties draw:fill="none" draw:fill-color="#ce9964"/>
      <style:paragraph-properties style:writing-mode="lr-tb" style:font-independent-line-spacing="true"/>
      <style:text-properties fo:color="#00a933"/>
    </style:style>
    <style:style style:name="P19" style:family="paragraph">
      <style:paragraph-properties fo:margin-left="0cm" fo:margin-right="0cm" fo:margin-top="0.176cm" fo:margin-bottom="0cm" fo:text-indent="0cm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2" style:family="paragraph">
      <style:paragraph-properties fo:margin-left="0.952cm" fo:margin-right="0cm" fo:margin-top="0.246cm" fo:margin-bottom="0cm" fo:text-align="center" fo:text-indent="-0.952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402000" fo:font-weight="bold" style:font-weight-asian="bold" style:font-weight-complex="bold"/>
    </style:style>
    <style:style style:name="T6" style:family="text">
      <style:text-properties fo:color="#00a933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a933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402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402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2" style:family="text">
      <style:text-properties fo:color="#402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c9211e" fo:font-size="24pt" style:font-size-asian="24pt" style:font-size-complex="24pt"/>
    </style:style>
    <style:style style:name="T16" style:family="text">
      <style:text-properties fo:color="#00a933" fo:font-size="24pt" style:font-size-asian="24pt" style:font-size-complex="24pt"/>
    </style:style>
    <style:style style:name="T17" style:family="text">
      <style:text-properties fo:color="#402000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1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00a933" fo:font-size="28pt" fo:language="en" fo:country="US" style:font-size-asian="28pt" style:language-asian="en" style:country-asian="US" style:font-size-complex="28pt" style:language-complex="en" style:country-complex="US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c9211e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00a933" fo:language="en" fo:country="US" style:language-asian="en" style:country-asian="US" style:language-complex="en" style:country-complex="US"/>
    </style:style>
    <style:style style:name="T23" style:family="text">
      <style:text-properties fo:language="en" fo:country="US" style:language-asian="en" style:country-asian="US" style:language-complex="en" style:country-complex="US"/>
    </style:style>
    <style:style style:name="T24" style:family="text">
      <style:text-properties fo:color="#c9211e" fo:font-size="20pt" style:font-size-asian="20pt" style:font-size-complex="20pt"/>
    </style:style>
    <style:style style:name="T25" style:family="text">
      <style:text-properties fo:color="#402000" fo:font-size="28pt" style:font-size-asian="28pt" style:font-size-complex="28pt"/>
    </style:style>
    <style:style style:name="T26" style:family="text">
      <style:text-properties fo:color="#c9211e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996633" fo:font-size="100%"/>
      </text:list-level-style-number>
    </text:list-style>
    <text:list-style style:name="L2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–">
        <style:list-level-properties text:space-before="1.27cm"/>
        <style:text-properties style:font-name="Times New Roman" fo:color="#ce9964" fo:font-size="100%"/>
      </text:list-level-style-bullet>
      <text:list-level-style-bullet text:level="3" text:bullet-char="•">
        <style:list-level-properties text:space-before="2.54cm"/>
        <style:text-properties style:font-name="Times New Roman" fo:color="#ce9964" fo:font-size="100%"/>
      </text:list-level-style-bullet>
      <text:list-level-style-bullet text:level="4" text:bullet-char="–">
        <style:list-level-properties text:space-before="3.81cm"/>
        <style:text-properties style:font-name="Times New Roman" fo:color="#ce9964" fo:font-size="100%"/>
      </text:list-level-style-bullet>
      <text:list-level-style-bullet text:level="5" text:bullet-char="»">
        <style:list-level-properties text:space-before="5.08cm"/>
        <style:text-properties style:font-name="Times New Roman" fo:color="#ce9964" fo:font-size="100%"/>
      </text:list-level-style-bullet>
      <text:list-level-style-bullet text:level="6" text:bullet-char="»">
        <style:list-level-properties text:space-before="5.08cm"/>
        <style:text-properties style:font-name="Times New Roman" fo:color="#ce9964" fo:font-size="100%"/>
      </text:list-level-style-bullet>
      <text:list-level-style-bullet text:level="7" text:bullet-char="»">
        <style:list-level-properties text:space-before="5.08cm"/>
        <style:text-properties style:font-name="Times New Roman" fo:color="#ce9964" fo:font-size="100%"/>
      </text:list-level-style-bullet>
      <text:list-level-style-bullet text:level="8" text:bullet-char="»">
        <style:list-level-properties text:space-before="5.08cm"/>
        <style:text-properties style:font-name="Times New Roman" fo:color="#ce9964" fo:font-size="100%"/>
      </text:list-level-style-bullet>
      <text:list-level-style-bullet text:level="9" text:bullet-char="»">
        <style:list-level-properties text:space-before="5.08cm"/>
        <style:text-properties style:font-name="Times New Roman" fo:color="#ce9964" fo:font-size="100%"/>
      </text:list-level-style-bullet>
      <text:list-level-style-bullet text:level="10" text:bullet-char="»">
        <style:list-level-properties text:space-before="5.08cm"/>
        <style:text-properties style:font-name="Times New Roman" fo:color="#ce9964" fo:font-size="100%"/>
      </text:list-level-style-bullet>
    </text:list-style>
    <text:list-style style:name="L3">
      <text:list-level-style-bullet text:level="1" text:bullet-char="">
        <style:list-level-properties text:min-label-width="0.952cm"/>
        <style:text-properties fo:font-family="'Monotype Sorts'" style:font-pitch="variable" style:font-charset="x-symbol" fo:color="#ce9964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ce9964" fo:font-size="100%"/>
      </text:list-level-style-bullet>
    </text:list-style>
    <text:list-style style:name="L4">
      <text:list-level-style-number text:level="1" style:num-format="">
        <style:list-level-properties/>
        <style:text-properties fo:color="#402000" fo:font-size="100%"/>
      </text:list-level-style-number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ce9964" fo:font-size="100%"/>
      </text:list-level-style-bullet>
    </text:list-style>
    <text:list-style style:name="L6">
      <text:list-level-style-number text:level="1" style:num-format="">
        <style:list-level-properties/>
        <style:text-properties fo:color="#402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2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2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2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2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number text:level="2" style:num-format="">
        <style:list-level-properties/>
        <style:text-properties fo:color="#ce9964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ce9964" fo:font-size="100%"/>
      </text:list-level-style-bullet>
    </text:list-style>
    <text:list-style style:name="L8">
      <text:list-level-style-number text:level="1" style:num-format="">
        <style:list-level-properties/>
        <style:text-properties fo:color="#ce9964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ce9964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ce9964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ce9964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ce9964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ce9964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Open Systems Interconnection (OSI)" draw:style-name="dp1" draw:master-page-name="Title1" presentation:presentation-page-layout-name="AL1T0" presentation:use-date-time-name="dtd1" xml:id="id1" draw:id="id1">
        <draw:frame presentation:style-name="pr1" draw:text-style-name="P2" xml:id="id2" draw:id="id2" draw:layer="layout" svg:width="21.59cm" svg:height="3.175cm" svg:x="2.672cm" svg:y="5.348cm" presentation:class="title" presentation:user-transformed="true">
          <draw:text-box>
            <text:list text:style-name="L1">
              <text:list-header>
                <text:p text:style-name="P1"><text:span text:style-name="T1">Open Systems Interconnection (OSI)</text:span></text:p>
              </text:list-header>
            </text:list>
          </draw:text-box>
        </draw:frame>
        <draw:frame presentation:style-name="pr2" draw:text-style-name="P2" xml:id="id3" draw:id="id3" draw:layer="layout" svg:width="15.028cm" svg:height="5.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Shantha Fernando</text:span></text:p>
                <text:p text:style-name="P4"><text:span text:style-name="T3">Department of Computer Science and Engineering</text:span></text:p>
                <text:p text:style-name="P4"><text:span text:style-name="T3">University of Moratuwa</text:span></text:p>
                <text:p text:style-name="P4"><text:span text:style-name="T3">E-amil: shantha@cse.mrt.ac.lk</text:span></text:p>
              </text:list-header>
            </text:list>
          </draw:text-box>
        </draw:frame>
        <anim:par presentation:node-type="timing-root">
          <anim:par smil:begin="id1.begin">
            <anim:transitionFilter smil:dur="0.75s" smil:type="barWipe" smil:subtype="leftTo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tents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6"><text:span text:style-name="T1">Content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4.657cm" presentation:class="outline" presentation:user-transformed="true">
          <draw:text-box>
            <text:list text:style-name="L3">
              <text:list-item>
                <text:p text:style-name="P7"><text:span text:style-name="T4">Why Standards?</text:span></text:p>
              </text:list-item>
              <text:list-item>
                <text:p text:style-name="P8"><text:span text:style-name="T4">Goals of Layered Protocols</text:span></text:p>
              </text:list-item>
              <text:list-item>
                <text:p text:style-name="P8"><text:span text:style-name="T4">OSI Model</text:span></text:p>
              </text:list-item>
              <text:list-item>
                <text:p text:style-name="P8"><text:span text:style-name="T4">Communication Between Layers</text:span></text:p>
              </text:list-item>
              <text:list-item>
                <text:p text:style-name="P8"><text:span text:style-name="T4">Terminology</text:span></text:p>
              </text:list-item>
              <text:list-item>
                <text:p text:style-name="P8"><text:span text:style-name="T4">Functions of a Protocol</text:span></text:p>
              </text:list-item>
              <text:list-item>
                <text:p text:style-name="P8"><text:span text:style-name="T4">OSI Architecture</text:span></text:p>
              </text:list-item>
              <text:list-item>
                <text:p text:style-name="P8"><text:span text:style-name="T4">Layers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Standards?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Why Standards?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A standard assures that t<text:span text:style-name="T6">here will be a large market for a particular piece of equipment or software</text:span></text:p>
                    <text:list>
                      <text:list-item>
                        <text:p text:style-name="P9">This encourages mass production, VLSI technologies etc. Resulting in lower costs.</text:p>
                      </text:list-item>
                    </text:list>
                  </text:list-item>
                  <text:list-item>
                    <text:p text:style-name="P8">Standard <text:span text:style-name="T6">allows products from multiple vendors to communicate</text:span></text:p>
                    <text:list>
                      <text:list-item>
                        <text:p text:style-name="P9">Users (purchasers) have <text:span text:style-name="T6">flexibility in selecting equipment or softw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cepts of Standards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Concepts of Standard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1"><text:span text:style-name="T6">Voluntary Standards</text:span></text:p>
              </text:list-item>
            </text:list>
            <text:list text:style-name="L5">
              <text:list-item>
                <text:list>
                  <text:list-item>
                    <text:p text:style-name="P8">e.g. by CCITT, ISO etc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Regulatory Standards</text:span></text:p>
              </text:list-item>
            </text:list>
            <text:list text:style-name="L5">
              <text:list-item>
                <text:list>
                  <text:list-item>
                    <text:p text:style-name="P8">by governments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Regulatory use of voluntary standards</text:span>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oals of Layered Protocols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Goals of Layered Protocol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7">to provide a </text:span><text:span text:style-name="T8">logical decomposition</text:span><text:span text:style-name="T7"> of a complex network into smaller, more understandable parts(layers)</text:span></text:p>
              </text:list-item>
              <text:list-item>
                <text:p text:style-name="P8"><text:span text:style-name="T8">to provide standard interfaces</text:span><text:span text:style-name="T7"> between n.w. function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e.g. standard interfaces between s/w interface modul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to provide a </text:span><text:span text:style-name="T8">means to predict and control any changes made to the n.w. logic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oals of Layered Protocols cntd..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10">Goals of Layered Protocols</text:span><text:span text:style-name="T11"> cntd..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8">to provide symmetry in functions</text:span><text:span text:style-name="T7"> performed at each node in the n.w. Each layer performs the same function as its counterpart in other nodes of the n.w.</text:span></text:p>
              </text:list-item>
              <text:list-item>
                <text:p text:style-name="P7"><text:span text:style-name="T8">to provide standard language to clarify communication between and among n.w.</text:span><text:span text:style-name="T7"> designers, managers, vendors and users when discussing n.w. functions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SI Model" draw:style-name="dp3" draw:master-page-name="Default" presentation:presentation-page-layout-name="AL3T19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OSI Model</text:span></text:p>
              </text:list-header>
            </text:list>
          </draw:text-box>
        </draw:frame>
        <draw:frame draw:style-name="gr2" draw:text-style-name="P12" draw:layer="layout" svg:width="20.743cm" svg:height="8.679cm" svg:x="2.752cm" svg:y="6.7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munication Between Layers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12">Communication Between Layer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7">A layer is </text:span><text:span text:style-name="T8">a service provider</text:span><text:span text:style-name="T7"> - may consist of several service functions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e.g. Code conversions</text:span></text:p>
                    <text:list>
                      <text:list-item>
                        <text:p text:style-name="P13"><text:span text:style-name="T13">International Alphabet #5(IA5) to/from EBCDIC</text:span></text:p>
                      </text:list-item>
                      <text:list-item>
                        <text:p text:style-name="P13"><text:span text:style-name="T13">Calendar dates to/from numeric for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7">A function is </text:span><text:span text:style-name="T8">a subset of a layer</text:span><text:span text:style-name="T7"> 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3">e.g. actual software sub-routines in a progra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8">A layer add value to the services provided by the layers below it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rminology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Terminology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7">When interfacing with a layer or service provider,</text:span><text:span text:style-name="T8"> 4 transactions</text:span><text:span text:style-name="T7"> (primitives) are invoked to/from the layer through </text:span><text:span text:style-name="T8">Service Access Points (SAP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request</text:span><text:span text:style-name="T9"><text:tab/></text:span><text:span text:style-name="T9">- </text:span><text:span text:style-name="T15">by service user</text:span><text:span text:style-name="T16"> to invoke a function</text:span></text:p>
                  </text:list-item>
                  <text:list-item>
                    <text:p text:style-name="P9"><text:span text:style-name="T14">indication</text:span><text:span text:style-name="T9"> - </text:span><text:span text:style-name="T15">by service provider</text:span><text:span text:style-name="T16"> to invoke a function or indicate that a function has been invoked at a SAP</text:span></text:p>
                  </text:list-item>
                  <text:list-item>
                    <text:p text:style-name="P9"><text:span text:style-name="T14">response</text:span><text:span text:style-name="T9"> - </text:span><text:span text:style-name="T15">by service user</text:span><text:span text:style-name="T16"> - to complete a function previously invoked by an indication at that SAP</text:span></text:p>
                  </text:list-item>
                  <text:list-item>
                    <text:p text:style-name="P9"><text:span text:style-name="T14">confirm</text:span><text:span text:style-name="T9"> - </text:span><text:span text:style-name="T15">by service provider</text:span><text:span text:style-name="T16"> - to complete a function previously invoked by a request at that SAP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rminology cntd...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10">Terminology </text:span><text:span text:style-name="T17">cntd...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2">SDU</text:span><text:span text:style-name="T18"> - </text:span><text:span text:style-name="T19">Service Data Unit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0">User data transferred transparently by layer <text:s/>n+1 to 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PCI</text:span><text:span text:style-name="T18"> - </text:span><text:span text:style-name="T19">Protocol Control Informatio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0">Information exchanged by peer entities at different sites on the n.w. to instruct an entit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PDU</text:span><text:span text:style-name="T18"> - </text:span><text:span text:style-name="T19">Protocol Data Uni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0">Combination of PCI and SDU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21">PDU = SDU + PCI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10">Terminology </text:span><text:span text:style-name="T17">cntd...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7"><text:span text:style-name="T4">ICI</text:span><text:span text:style-name="T7"> - </text:span><text:span text:style-name="T8">Interface Control Informatio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A temporary parameter passed by n+1 to n, t</text:span><text:span text:style-name="T16">o invoke service functions between two layer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IDU</text:span><text:span text:style-name="T7"> - </text:span><text:span text:style-name="T8">Interface Data Uni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Total unit of information transferred across the layer boundaries. It includes PCI, SDU and ICI. </text:span><text:span text:style-name="T16">IDU is transmitted across the SAP</text:span><text:span text:style-name="T9">.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unctions of a Protocol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Functions of a Protocol</text:span></text:p>
              </text:list-header>
            </text:list>
          </draw:text-box>
        </draw:frame>
        <draw:frame presentation:style-name="pr5" draw:text-style-name="P18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6"><text:span text:style-name="T6">segmentation and re-assembly</text:span></text:p>
              </text:list-item>
              <text:list-item>
                <text:p text:style-name="P16"><text:span text:style-name="T6">encapsulation</text:span></text:p>
              </text:list-item>
              <text:list-item>
                <text:p text:style-name="P16"><text:span text:style-name="T6">connection control</text:span></text:p>
              </text:list-item>
              <text:list-item>
                <text:p text:style-name="P16"><text:span text:style-name="T6">ordered delivery</text:span></text:p>
              </text:list-item>
              <text:list-item>
                <text:p text:style-name="P16"><text:span text:style-name="T6">flow control</text:span></text:p>
              </text:list-item>
              <text:list-item>
                <text:p text:style-name="P16"><text:span text:style-name="T6">error control</text:span></text:p>
              </text:list-item>
              <text:list-item>
                <text:p text:style-name="P16"><text:span text:style-name="T6">multiplexing</text:span></text:p>
                <text:p text:style-name="P1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SI Architecture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OSI Architecture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7">According to OSI document [ISO7498], the purpose of OSI is as follow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"The purpose of this International <text:s/>Standard Reference Model of </text:span><text:span text:style-name="T16">Open Systems Interconnection</text:span><text:span text:style-name="T9"> is to provide a common basis for the coordination of standards development for the purpose of system interconnection, while allowing existing standards to be placed into perspective within the overall Reference Model."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SI Architecture cntd...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10">OSI Architecture </text:span><text:span text:style-name="T17">cntd...</text:span></text:p>
              </text:list-header>
            </text:list>
          </draw:text-box>
        </draw:frame>
        <draw:frame presentation:style-name="pr5" draw:text-style-name="P2" draw:layer="layout" svg:width="22.225cm" svg:height="11.43cm" svg:x="2.327cm" svg:y="4.868cm" presentation:class="outline" presentation:user-transformed="true">
          <draw:text-box>
            <text:list text:style-name="L3">
              <text:list-item>
                <text:p text:style-name="P8"><text:span text:style-name="T18">If two systems have following in common, they can communicat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2">They implement the same set of communications functions</text:span></text:p>
                  </text:list-item>
                  <text:list-item>
                    <text:p text:style-name="P8"><text:span text:style-name="T22">These functions are organised into the same set of layers. </text:span></text:p>
                    <text:list>
                      <text:list-item>
                        <text:p text:style-name="P9"><text:span text:style-name="T23">But it is not necessary that they provide them in the same way.</text:span></text:p>
                      </text:list-item>
                    </text:list>
                  </text:list-item>
                  <text:list-item>
                    <text:p text:style-name="P8"><text:span text:style-name="T22">Peer layers must share a common protocol.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ayers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1">
              <text:list-header>
                <text:p text:style-name="P6"><text:span text:style-name="T1">Layers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1"><text:span text:style-name="T1">Physical Layer</text:span></text:p>
              </text:list-item>
              <text:list-item>
                <text:p text:style-name="P11"><text:span text:style-name="T1">Data Link Layer</text:span></text:p>
              </text:list-item>
              <text:list-item>
                <text:p text:style-name="P11"><text:span text:style-name="T1">Network Layer</text:span></text:p>
              </text:list-item>
              <text:list-item>
                <text:p text:style-name="P11"><text:span text:style-name="T1">Transport Layer</text:span></text:p>
              </text:list-item>
              <text:list-item>
                <text:p text:style-name="P11"><text:span text:style-name="T1">Session Layer</text:span></text:p>
              </text:list-item>
              <text:list-item>
                <text:p text:style-name="P11"><text:span text:style-name="T1">Presentation Layer</text:span></text:p>
              </text:list-item>
              <text:list-item>
                <text:p text:style-name="P11"><text:span text:style-name="T1">Application Lay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hysical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Physical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7">covers the physical interface between devices and the rules by which bits are passed from one to another.</text:span></text:p>
              </text:list-item>
              <text:list-item>
                <text:p text:style-name="P8"><text:span text:style-name="T7">Characteristic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6">mechanical</text:span></text:p>
                  </text:list-item>
                  <text:list-item>
                    <text:p text:style-name="P9"><text:span text:style-name="T16">electrical</text:span></text:p>
                  </text:list-item>
                  <text:list-item>
                    <text:p text:style-name="P9"><text:span text:style-name="T16">functional</text:span></text:p>
                  </text:list-item>
                  <text:list-item>
                    <text:p text:style-name="P9"><text:span text:style-name="T16">procedural</text:span></text:p>
                    <text:list>
                      <text:list-item>
                        <text:p text:style-name="P13"><text:span text:style-name="T13">e.g. RS232-C, RS 449/442/423, portions of X.2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9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ata Link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Data Link Layer</text:span></text:p>
              </text:list-header>
            </text:list>
          </draw:text-box>
        </draw:frame>
        <draw:frame presentation:style-name="pr5" draw:text-style-name="P2" draw:layer="layout" svg:width="22.014cm" svg:height="11.43cm" svg:x="2.328cm" svg:y="4.445cm" presentation:class="outline" presentation:user-transformed="true">
          <draw:text-box>
            <text:list text:style-name="L3">
              <text:list-item>
                <text:p text:style-name="P8"><text:span text:style-name="T7">attempts to make the physical link reliable</text:span></text:p>
              </text:list-item>
              <text:list-item>
                <text:p text:style-name="P8"><text:span text:style-name="T7">provides the means to </text:span><text:span text:style-name="T8">activate, maintain and de-activate the link</text:span></text:p>
              </text:list-item>
              <text:list-item>
                <text:p text:style-name="P8"><text:span text:style-name="T7">provides services such as </text:span><text:span text:style-name="T8">error detection and control to the higher layer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4">if DL layer protocol is fully functional, NW layer may assume an error free transmission over the link</text:span><text:span text:style-name="T13">. But if the end systems are connected with several data links in tandem, higher layers will have to have error control responsibility</text:span></text:p>
                  </text:list-item>
                  <text:list-item>
                    <text:p text:style-name="P13"><text:span text:style-name="T13">DLL e.g. - HDLC, LAP-B, LLC, LAP-D etc.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1.684cm" svg:height="1.098cm" svg:x="3.556cm" svg:y="16.51cm">
          <draw:text-box>
            <text:p><text:span text:style-name="T24">tandem = Together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Network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Network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7">basic service is to provide transparent transfer of the data <text:s/>between transport entities. Transport layer need not to know underlying data transmission and switching technologies</text:span></text:p>
              </text:list-item>
              <text:list-item>
                <text:p text:style-name="P8"><text:span text:style-name="T7">responsible for </text:span><text:span text:style-name="T8">establishing, maintaining and terminating connections</text:span><text:span text:style-name="T7"> across the intervening communications facility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Transport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2.54cm" svg:y="5.715cm" presentation:class="outline" presentation:user-transformed="true">
          <draw:text-box>
            <text:list text:style-name="L3">
              <text:list-item>
                <text:p text:style-name="P11"><text:span text:style-name="T23">purpose is to </text:span><text:span text:style-name="T22">provide a reliable exchange of data between processes in different system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2">ensures</text:span><text:span text:style-name="T23"> that the data units are delivered error free, in sequence, with no losses or duplicate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3">may optimise the use of n.w. servic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 cntd...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10">Transport Layer </text:span><text:span text:style-name="T17">cntd...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10">may provide the <text:span text:style-name="T6">requested quality of service to session entities</text:span></text:p>
              </text:list-item>
            </text:list>
            <text:list text:style-name="L5">
              <text:list-item>
                <text:list>
                  <text:list-item>
                    <text:p text:style-name="P7">e.g. error rates, maximum delay, priority, security etc. as requested by session entities.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1"><text:tab/><text:tab/>better layer 3<text:tab/><text:tab/>minimal layer 4</text:p>
                    <text:p text:style-name="P21"><text:tab/><text:tab/>unreliable layer 3<text:tab/><text:tab/>complex layer 4</text:p>
                    <text:p text:style-name="P21"><text:tab/><text:tab/><text:tab/><text:tab/><text:tab/><text:tab/>e.g. TCP</text:p>
                  </text:list-header>
                </text:list>
              </text:list-item>
            </text:list>
            <text:list text:style-name="L3">
              <text:list-header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ession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Session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08cm" presentation:class="outline" presentation:user-transformed="true">
          <draw:text-box>
            <text:list text:style-name="L3">
              <text:list-item>
                <text:p text:style-name="P8"><text:span text:style-name="T8">controls the dialogue between applications</text:span></text:p>
              </text:list-item>
              <text:list-item>
                <text:p text:style-name="P8"><text:span text:style-name="T7">at minimum, provides a means for two application processes to establish and use a connection(called session)</text:span></text:p>
              </text:list-item>
              <text:list-item>
                <text:p text:style-name="P8"><text:span text:style-name="T7">in addition it may provide the following service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6">Dialogue type</text:span><text:span text:style-name="T9"> - two-way simultaneous, two-way alternate, one-way</text:span></text:p>
                  </text:list-item>
                  <text:list-item>
                    <text:p text:style-name="P9"><text:span text:style-name="T16">Recovery</text:span><text:span text:style-name="T9"> - can provide a </text:span><text:span text:style-name="T16">check point mechanism</text:span><text:span text:style-name="T9"> so that if a failure occurs, </text:span><text:span text:style-name="T16">data re-transmission</text:span><text:span text:style-name="T9"> takes place.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esentation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Presentation Layer</text:span></text:p>
              </text:list-header>
            </text:list>
          </draw:text-box>
        </draw:frame>
        <draw:frame presentation:style-name="pr5" draw:text-style-name="P2" draw:layer="layout" svg:width="21.59cm" svg:height="11.43cm" svg:x="2.752cm" svg:y="5.715cm" presentation:class="outline" presentation:user-transformed="true">
          <draw:text-box>
            <text:list text:style-name="L3">
              <text:list-item>
                <text:p text:style-name="P11">concerned with the syntax of data exchanged between application entities</text:p>
              </text:list-item>
              <text:list-item>
                <text:p text:style-name="P11"><text:span text:style-name="T6">resolves differences in format and data representation</text:span></text:p>
              </text:list-item>
            </text:list>
            <text:list text:style-name="L5">
              <text:list-item>
                <text:list>
                  <text:list-item>
                    <text:p text:style-name="P7">e.g. encryption, virtual terminal protocol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pplication Layer" draw:style-name="dp3" draw:master-page-name="Default" presentation:presentation-page-layout-name="AL2T1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Application Layer</text:span></text:p>
              </text:list-header>
            </text:list>
          </draw:text-box>
        </draw:frame>
        <draw:frame presentation:style-name="pr7" draw:text-style-name="P2" draw:layer="layout" svg:width="21.59cm" svg:height="8.89cm" svg:x="2.963cm" svg:y="5.927cm" presentation:class="outline" presentation:user-transformed="true">
          <draw:text-box>
            <text:list text:style-name="L3">
              <text:list-item>
                <text:p text:style-name="P11">provides a means for application processes to access OSI environment</text:p>
              </text:list-item>
              <text:list-item>
                <text:p text:style-name="P11">contains <text:span text:style-name="T6">management functions and support for distributed applications</text:span>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nection Oriented and Connectionless Modes" draw:style-name="dp3" draw:master-page-name="Default" presentation:presentation-page-layout-name="AL4T3" presentation:use-date-time-name="dtd1">
        <draw:frame presentation:style-name="pr4" draw:text-style-name="P2" draw:layer="layout" svg:width="21.59cm" svg:height="3.175cm" svg:x="2.752cm" svg:y="1.269cm" presentation:class="title" presentation:user-transformed="true">
          <draw:text-box>
            <text:list text:style-name="L4">
              <text:list-header>
                <text:p text:style-name="P6"><text:span text:style-name="T5">Connection Oriented and Connectionless Modes</text:span></text:p>
              </text:list-header>
            </text:list>
          </draw:text-box>
        </draw:frame>
        <draw:frame presentation:style-name="pr5" draw:text-style-name="P2" draw:layer="layout" svg:width="10.583cm" svg:height="11.43cm" svg:x="2.751cm" svg:y="5.08cm" presentation:class="outline" presentation:user-transformed="true">
          <draw:text-box>
            <text:list text:style-name="L8">
              <text:list-header>
                <text:p text:style-name="P22"><text:span text:style-name="T25">CO</text:span></text:p>
              </text:list-header>
            </text:list>
            <text:list text:style-name="L3">
              <text:list-item>
                <text:p text:style-name="P8"><text:span text:style-name="T8">three party agreement</text:span></text:p>
              </text:list-item>
              <text:list-item>
                <text:p text:style-name="P8"><text:span text:style-name="T8">clearly distinguishable life time</text:span></text:p>
              </text:list-item>
              <text:list-item>
                <text:p text:style-name="P7"><text:span text:style-name="T8">negotiation and re-negotiation</text:span></text:p>
              </text:list-item>
              <text:list-item>
                <text:p text:style-name="P8"><text:span text:style-name="T8">connection identifiers</text:span></text:p>
              </text:list-item>
              <text:list-item>
                <text:p text:style-name="P7"><text:span text:style-name="T8">data unit relationship</text:span></text:p>
              </text:list-item>
            </text:list>
          </draw:text-box>
        </draw:frame>
        <draw:frame presentation:style-name="pr5" draw:text-style-name="P2" draw:layer="layout" svg:width="10.584cm" svg:height="11.43cm" svg:x="13.758cm" svg:y="5.08cm" presentation:class="outline" presentation:user-transformed="true">
          <draw:text-box>
            <text:list text:style-name="L8">
              <text:list-header>
                <text:p text:style-name="P22"><text:span text:style-name="T25">CL</text:span></text:p>
              </text:list-header>
            </text:list>
            <text:list text:style-name="L3">
              <text:list-item>
                <text:p text:style-name="P8"><text:span text:style-name="T26">two party agreement</text:span></text:p>
              </text:list-item>
              <text:list-item>
                <text:p text:style-name="P8"><text:span text:style-name="T26">single access service</text:span></text:p>
                <text:p text:style-name="P9"><text:span text:style-name="T15"/></text:p>
              </text:list-item>
              <text:list-item>
                <text:p text:style-name="P8"><text:span text:style-name="T26">no negotiation</text:span></text:p>
                <text:p text:style-name="P9"><text:span text:style-name="T15"/></text:p>
              </text:list-item>
              <text:list-item>
                <text:p text:style-name="P8"><text:span text:style-name="T26">self contained data</text:span></text:p>
              </text:list-item>
              <text:list-item>
                <text:p text:style-name="P7"><text:span text:style-name="T26">data unit independenc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clusion" draw:style-name="dp1" draw:master-page-name="Title1" presentation:presentation-page-layout-name="AL1T0" presentation:use-date-time-name="dtd1" xml:id="id4" draw:id="id4">
        <draw:frame presentation:style-name="pr1" draw:text-style-name="P2" xml:id="id5" draw:id="id5" draw:layer="layout" svg:width="21.59cm" svg:height="3.175cm" svg:x="2.672cm" svg:y="5.348cm" presentation:class="title" presentation:user-transformed="true">
          <draw:text-box>
            <text:list text:style-name="L1">
              <text:list-header>
                <text:p text:style-name="P1">Conclusion</text:p>
              </text:list-header>
            </text:list>
          </draw:text-box>
        </draw:frame>
        <draw:frame presentation:style-name="pr8" draw:text-style-name="P2" xml:id="id6" draw:id="id6" draw:layer="layout" svg:width="17.78cm" svg:height="4.868cm" svg:x="4.577cm" svg:y="10.385cm" presentation:class="subtitle" presentation:user-transformed="true">
          <draw:text-box>
            <text:list text:style-name="L2">
              <text:list-header>
                <text:p text:style-name="P10">OSI is a Reference Model</text:p>
              </text:list-header>
            </text:list>
          </draw:text-box>
        </draw:frame>
        <anim:par presentation:node-type="timing-root">
          <anim:par smil:begin="id4.begin">
            <anim:transitionFilter smil:dur="0.75s" smil:type="barWipe" smil:subtype="leftTo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80000000803DDD348EC26789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02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2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2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2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2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2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2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2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2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2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8c735a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">
            <style:list-level-properties text:min-label-width="0.952cm"/>
            <style:text-properties fo:font-family="'Monotype Sorts'" style:font-pitch="variable" style:font-charset="x-symbol" fo:color="#ce9964" fo:font-size="9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ce996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ce996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ce996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02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ce996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ce996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ce996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ce9964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style:font-name="Times New Roman" fo:color="#ce9964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ce9964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ce9964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08366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66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66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8c735a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style:font-name="Times New Roman" fo:color="#ce9964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ce9964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ce9964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08366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">
            <style:list-level-properties/>
            <style:text-properties fo:font-family="'Monotype Sorts'" style:font-pitch="variable" style:font-charset="x-symbol" fo:color="#ce9964" fo:font-size="90%"/>
          </text:list-level-style-bullet>
          <text:list-level-style-number text:level="2" style:num-format="">
            <style:list-level-properties/>
            <style:text-properties fo:color="#ce9964" fo:font-size="100%"/>
          </text:list-level-style-number>
          <text:list-level-style-bullet text:level="3" text:bullet-char="•">
            <style:list-level-properties text:space-before="2.54cm"/>
            <style:text-properties style:font-name="Times New Roman" fo:color="#ce9964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ce9964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ce9964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02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e9964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ce9964" fo:font-size="90%"/>
          </text:list-level-style-number>
          <text:list-level-style-bullet text:level="2" text:bullet-char="–">
            <style:list-level-properties text:space-before="1.27cm"/>
            <style:text-properties style:font-name="Times New Roman" fo:color="#ce9964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ce9964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ce9964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ce9964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ce996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08366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e9964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a08366">
        <text:list-style style:name="Title1-title">
          <text:list-level-style-number text:level="1" style:num-format="">
            <style:list-level-properties/>
            <style:text-properties fo:color="#9966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66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8c735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bfae2" draw:textarea-horizontal-align="left" draw:textarea-vertical-align="middle" draw:auto-grow-height="false" fo:min-height="17.494cm" fo:min-width="22.664cm" fo:padding-top="0.13cm" fo:padding-bottom="0.13cm" fo:padding-left="0.25cm" fo:padding-right="0.25cm" fo:wrap-option="no-wrap" draw:shadow-color="#808080"/>
    </style:style>
    <style:style style:name="M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09cm" svg:stroke-color="#a08366" draw:stroke-linejoin="miter" svg:stroke-linecap="square" draw:fill="none" draw:fill-color="#ce996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ce9964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ce9964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ce9964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gr1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gr14" style:family="graphic" style:parent-style-name="standard">
      <style:graphic-properties draw:stroke="none" draw:fill="bitmap" draw:fill-color="#ffffcc" draw:fill-image-name="Bitmap_20_1" draw:fill-image-width="0cm" draw:fill-image-height="0cm" style:repeat="repeat" draw:textarea-horizontal-align="left" draw:textarea-vertical-align="middle" draw:auto-grow-height="false" fo:min-height="17.494cm" fo:min-width="22.664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2">
      <style:graphic-properties draw:stroke="none" draw:fill="none" draw:fill-color="#ce9964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ce9964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ce9964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cm" fo:padding-bottom="0cm" fo:padding-left="0.053cm" fo:padding-right="0.053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/>
    </style:style>
    <style:style style:name="MP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loext:graphic-properties draw:fill="solid" draw:fill-color="#fbfae2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ce9964"/>
      <style:paragraph-properties fo:text-align="center" style:writing-mode="lr-tb"/>
    </style:style>
    <style:style style:name="MP9" style:family="paragraph">
      <style:paragraph-properties fo:margin-left="0cm" fo:margin-right="0cm" fo:margin-top="0.308cm" fo:margin-bottom="0cm" fo:text-indent="0cm"/>
    </style:style>
    <style:style style:name="MP10" style:family="paragraph">
      <loext:graphic-properties draw:fill="none" draw:fill-color="#ce9964"/>
      <style:paragraph-properties fo:margin-left="0cm" fo:margin-right="0cm" fo:margin-top="0.308cm" fo:margin-bottom="0cm" fo:text-indent="0cm" style:writing-mode="lr-tb" style:font-independent-line-spacing="true"/>
    </style:style>
    <style:style style:name="MP11" style:family="paragraph">
      <style:paragraph-properties fo:margin-left="0cm" fo:margin-right="0cm" fo:margin-top="0.308cm" fo:margin-bottom="0cm" fo:text-align="center" fo:text-indent="0cm"/>
    </style:style>
    <style:style style:name="MP12" style:family="paragraph">
      <loext:graphic-properties draw:fill="none" draw:fill-color="#ce9964"/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13" style:family="paragraph">
      <style:paragraph-properties fo:margin-left="0cm" fo:margin-right="0cm" fo:margin-top="0.308cm" fo:margin-bottom="0cm" fo:text-align="end" fo:text-indent="0cm"/>
    </style:style>
    <style:style style:name="MP14" style:family="paragraph">
      <loext:graphic-properties draw:fill="none" draw:fill-color="#ce9964"/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P15" style:family="paragraph">
      <style:paragraph-properties fo:margin-left="0cm" fo:margin-right="0cm" fo:text-indent="0cm"/>
    </style:style>
    <style:style style:name="MP1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/>
    </style:style>
    <style:style style:name="MP1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bitmap" draw:fill-color="#ffffcc" draw:fill-image-name="Bitmap_20_1" draw:fill-image-width="0cm" draw:fill-image-height="0cm" style:repeat="repeat"/>
      <style:paragraph-properties style:writing-mode="lr-tb" style:font-independent-line-spacing="true"/>
    </style:style>
    <style:style style:name="MT1" style:family="text">
      <style:text-properties fo:color="#000000" style:font-name="Times New Roman" fo:font-size="12pt" style:font-size-asian="12pt" style:font-size-complex="12pt"/>
    </style:style>
    <style:style style:name="MT2" style:family="text"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a08366" fo:font-size="14pt" style:font-size-asian="14pt" style:font-size-complex="14pt"/>
    </style:style>
    <style:style style:name="MT4" style:family="text">
      <style:text-properties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a083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2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2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2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2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2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Shantha Fernando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25-02-16">02/16/25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2">Open Systems Interconnaction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g>
        <draw:custom-shape draw:style-name="Mgr6" draw:text-style-name="MP6" draw:layer="backgroundobjects" svg:width="23.164cm" svg:height="17.754cm" svg:x="1.482cm" svg:y="0.661cm">
          <text:p/>
          <draw:enhanced-geometry svg:viewBox="0 0 21600 21600" draw:type="rectangle" draw:enhanced-path="M 0 0 L 21600 0 21600 21600 0 21600 0 0 Z N"/>
        </draw:custom-shape>
        <draw:frame draw:name="minispir" draw:style-name="Mgr7" draw:text-style-name="MP7" draw:layer="backgroundobjects" svg:width="2.955cm" svg:height="19.05cm" svg:x="0cm" svg:y="0cm">
          <draw:image xlink:href="Pictures/100002000000005D0000025808C02C1C0DA19117.png" xlink:type="simple" xlink:show="embed" xlink:actuate="onLoad" loext:mime-type="image/png">
            <text:p/>
          </draw:image>
        </draw:frame>
        <draw:line draw:style-name="Mgr8" draw:text-style-name="MP8" draw:layer="backgroundobjects" svg:x1="2.822cm" svg:y1="4.445cm" svg:x2="24.342cm" svg:y2="4.445cm">
          <text:p/>
        </draw:line>
      </draw:g>
      <draw:frame presentation:style-name="Default-title" draw:layer="backgroundobjects" svg:width="21.59cm" svg:height="3.175cm" svg:x="2.752cm" svg:y="1.269cm" presentation:class="title" presentation:placeholder="true">
        <draw:text-box/>
      </draw:frame>
      <draw:frame presentation:style-name="Default-outline1" draw:layer="backgroundobjects" svg:width="21.59cm" svg:height="11.43cm" svg:x="2.752cm" svg:y="5.08cm" presentation:class="outline" presentation:placeholder="true">
        <draw:text-box/>
      </draw:frame>
      <draw:frame draw:style-name="Mgr9" draw:text-style-name="MP10" draw:layer="backgroundobjects" svg:width="5.291cm" svg:height="1.27cm" svg:x="2.751cm" svg:y="16.933cm" presentation:class="date-time">
        <draw:text-box>
          <text:list text:style-name="ML2">
            <text:list-header>
              <text:p text:style-name="MP9"><text:span text:style-name="MT3"><text:date style:data-style-name="D3" text:date-value="2025-02-16">02/16/25</text:date></text:span></text:p>
            </text:list-header>
          </text:list>
        </draw:text-box>
      </draw:frame>
      <draw:frame draw:style-name="Mgr10" draw:text-style-name="MP12" draw:layer="backgroundobjects" svg:width="8.043cm" svg:height="1.27cm" svg:x="9.524cm" svg:y="16.933cm" presentation:class="footer">
        <draw:text-box>
          <text:list text:style-name="ML2">
            <text:list-header>
              <text:p text:style-name="MP11"><text:span text:style-name="MT3"><presentation:footer/></text:span></text:p>
            </text:list-header>
          </text:list>
        </draw:text-box>
      </draw:frame>
      <draw:frame draw:style-name="Mgr11" draw:text-style-name="MP14" draw:layer="backgroundobjects" svg:width="5.292cm" svg:height="1.27cm" svg:x="19.05cm" svg:y="16.933cm" presentation:class="page-number">
        <draw:text-box>
          <text:list text:style-name="ML2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2" draw:text-style-name="MP16" draw:layer="backgroundobjects" svg:width="8.255cm" svg:height="1.27cm" svg:x="-0.001cm" svg:y="0cm" presentation:class="header">
          <draw:text-box>
            <text:list text:style-name="ML3">
              <text:list-header>
                <text:p text:style-name="MP15"><text:span text:style-name="MT4">*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7"><text:span text:style-name="MT4">07/16/96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3" draw:text-style-name="MP16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15"><text:span text:style-name="MT4">*</text:span></text:p>
              </text:list-header>
            </text:list>
          </draw:text-box>
        </draw:frame>
        <draw:frame draw:style-name="Mgr13" draw:text-style-name="MP18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7"><text:span text:style-name="MT4">##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4" draw:text-style-name="MP19" draw:layer="backgroundobjects" svg:width="23.164cm" svg:height="17.754cm" svg:x="1.482cm" svg:y="0.661cm">
          <text:p/>
          <draw:enhanced-geometry svg:viewBox="0 0 21600 21600" draw:type="rectangle" draw:enhanced-path="M 0 0 L 21600 0 21600 21600 0 21600 0 0 Z N"/>
        </draw:custom-shape>
        <draw:frame draw:name="minispir" draw:style-name="Mgr7" draw:text-style-name="MP7" draw:layer="backgroundobjects" svg:width="2.955cm" svg:height="19.05cm" svg:x="0cm" svg:y="0cm">
          <draw:image xlink:href="Pictures/100002000000005D0000025808C02C1C0DA19117.png" xlink:type="simple" xlink:show="embed" xlink:actuate="onLoad" loext:mime-type="image/png">
            <text:p/>
          </draw:image>
        </draw:frame>
      </draw:g>
      <draw:frame presentation:style-name="Title1-title" draw:layer="backgroundobjects" svg:width="21.59cm" svg:height="3.175cm" svg:x="2.672cm" svg:y="5.348cm" presentation:class="title" presentation:placeholder="true">
        <draw:text-box/>
      </draw:frame>
      <draw:frame presentation:style-name="Title1-subtitle" draw:layer="backgroundobjects" svg:width="17.78cm" svg:height="4.868cm" svg:x="4.577cm" svg:y="10.385cm" presentation:class="subtitle" presentation:placeholder="true">
        <draw:text-box/>
      </draw:frame>
      <draw:frame draw:style-name="Mgr15" draw:text-style-name="MP10" draw:layer="backgroundobjects" svg:width="5.292cm" svg:height="1.27cm" svg:x="2.672cm" svg:y="16.947cm" presentation:class="date-time">
        <draw:text-box>
          <text:list text:style-name="ML2">
            <text:list-header>
              <text:p text:style-name="MP9"><text:span text:style-name="MT3"><text:date style:data-style-name="D3" text:date-value="2025-02-16">02/16/25</text:date></text:span></text:p>
            </text:list-header>
          </text:list>
        </draw:text-box>
      </draw:frame>
      <draw:frame draw:style-name="Mgr16" draw:text-style-name="MP12" draw:layer="backgroundobjects" svg:width="8.043cm" svg:height="1.27cm" svg:x="9.445cm" svg:y="16.947cm" presentation:class="footer">
        <draw:text-box>
          <text:list text:style-name="ML2">
            <text:list-header>
              <text:p text:style-name="MP11"><text:span text:style-name="MT3"><presentation:footer/></text:span></text:p>
            </text:list-header>
          </text:list>
        </draw:text-box>
      </draw:frame>
      <draw:frame draw:style-name="Mgr17" draw:text-style-name="MP14" draw:layer="backgroundobjects" svg:width="5.291cm" svg:height="1.27cm" svg:x="18.97cm" svg:y="16.947cm" presentation:class="page-number">
        <draw:text-box>
          <text:list text:style-name="ML2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list text:style-name="ML4">
              <text:list-header>
                <text:p text:style-name="MP15"><text:span text:style-name="MT4">*</text:span></text:p>
              </text:list-header>
            </text:list>
          </draw:text-box>
        </draw:frame>
        <draw:frame presentation:style-name="Mpr1" draw:text-style-name="MP18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7"><text:span text:style-name="MT4">07/16/96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16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15"><text:span text:style-name="MT4">*</text:span></text:p>
              </text:list-header>
            </text:list>
          </draw:text-box>
        </draw:frame>
        <draw:frame presentation:style-name="Mpr2" draw:text-style-name="MP18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7"><text:span text:style-name="MT4">##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 Systems Interconnection (OSI)</dc:title>
    <meta:initial-creator>Shantha Fernando</meta:initial-creator>
    <meta:creation-date>2000-10-11T11:09:27.630000000</meta:creation-date>
    <dc:date>2025-02-16T11:37:30.206000000</dc:date>
    <meta:editing-cycles>22</meta:editing-cycles>
    <meta:editing-duration>PT2H55M1S</meta:editing-duration>
    <meta:generator>Neat_Office/6.2.8.2$Windows_x86 LibreOffice_project/</meta:generator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2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12pt" style:font-size-asian="12pt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fo:font-size="12pt" fo:language="none" fo:country="none" style:font-size-asian="12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3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char" draw:z-index="0" draw:style-name="gr1"><draw:line draw:style-name="gr2" draw:text-style-name="P4" svg:x1="1.1598in" svg:y1="2.1217in" svg:x2="4.7437in" svg:y2="2.1224in"><text:p/></draw:line><draw:line draw:style-name="gr2" draw:text-style-name="P4" svg:x1="1.1492in" svg:y1="2.1118in" svg:x2="1.15in" svg:y2="1.8508in"><text:p/></draw:line><draw:line draw:style-name="gr2" draw:text-style-name="P4" svg:x1="1.139in" svg:y1="1.8508in" svg:x2="4.7437in" svg:y2="1.8516in"><text:p/></draw:line><draw:line draw:style-name="gr2" draw:text-style-name="P4" svg:x1="4.7433in" svg:y1="2.0984in" svg:x2="4.7441in" svg:y2="1.8374in"><text:p/></draw:line><draw:line draw:style-name="gr2" draw:text-style-name="P4" svg:x1="4.6079in" svg:y1="1.85in" svg:x2="4.6087in" svg:y2="1.589in"><text:p/></draw:line><draw:line draw:style-name="gr2" draw:text-style-name="P4" svg:x1="1.2433in" svg:y1="1.8319in" svg:x2="1.2441in" svg:y2="1.5709in"><text:p/></draw:line><draw:line draw:style-name="gr2" draw:text-style-name="P4" svg:x1="1.4098in" svg:y1="1.5626in" svg:x2="1.4106in" svg:y2="1.3016in"><text:p/></draw:line><draw:line draw:style-name="gr2" draw:text-style-name="P4" svg:x1="4.4724in" svg:y1="1.5638in" svg:x2="4.4732in" svg:y2="1.3028in"><text:p/></draw:line><draw:line draw:style-name="gr2" draw:text-style-name="P4" svg:x1="4.2846in" svg:y1="1.2827in" svg:x2="4.2854in" svg:y2="1.0217in"><text:p/></draw:line><draw:line draw:style-name="gr2" draw:text-style-name="P4" svg:x1="1.2642in" svg:y1="1.5898in" svg:x2="4.598in" svg:y2="1.5906in"><text:p/></draw:line><draw:line draw:style-name="gr2" draw:text-style-name="P4" svg:x1="1.4307in" svg:y1="1.2972in" svg:x2="4.4732in" svg:y2="1.298in"><text:p/></draw:line><draw:line draw:style-name="gr2" draw:text-style-name="P4" svg:x1="1.587in" svg:y1="1.0154in" svg:x2="4.2961in" svg:y2="1.0161in"><text:p/></draw:line><draw:line draw:style-name="gr2" draw:text-style-name="P4" svg:x1="1.5764in" svg:y1="1.2701in" svg:x2="1.5772in" svg:y2="1.0091in"><text:p/></draw:line><draw:line draw:style-name="gr2" draw:text-style-name="P4" svg:x1="1.7327in" svg:y1="0.7335in" svg:x2="4.15in" svg:y2="0.7343in"><text:p/></draw:line><draw:line draw:style-name="gr2" draw:text-style-name="P4" svg:x1="4.1701in" svg:y1="0.9882in" svg:x2="4.1709in" svg:y2="0.7272in"><text:p/></draw:line><draw:line draw:style-name="gr2" draw:text-style-name="P4" svg:x1="1.6909in" svg:y1="0.9839in" svg:x2="1.6917in" svg:y2="0.7228in"><text:p/></draw:line><draw:line draw:style-name="gr2" draw:text-style-name="P4" svg:x1="1.8055in" svg:y1="0.7335in" svg:x2="1.8063in" svg:y2="0.4307in"><text:p/></draw:line><draw:line draw:style-name="gr2" draw:text-style-name="P4" svg:x1="1.8055in" svg:y1="0.4307in" svg:x2="4.0354in" svg:y2="0.4315in"><text:p/></draw:line><draw:line draw:style-name="gr2" draw:text-style-name="P4" svg:x1="4.0453in" svg:y1="0.4307in" svg:x2="4.0461in" svg:y2="0.7126in"><text:p/></draw:line><draw:line draw:style-name="gr2" draw:text-style-name="P4" svg:x1="1.889in" svg:y1="0.139in" svg:x2="1.8898in" svg:y2="0.4209in"><text:p/></draw:line><draw:line draw:style-name="gr2" draw:text-style-name="P4" svg:x1="1.8992in" svg:y1="0.139in" svg:x2="3.9209in" svg:y2="0.1398in"><text:p/></draw:line><draw:line draw:style-name="gr2" draw:text-style-name="P4" svg:x1="3.9201in" svg:y1="0.1492in" svg:x2="3.9209in" svg:y2="0.4209in"><text:p/></draw:line></draw:g></text:p>
      <text:p text:style-name="P2">Layer 7 - Application Layer</text:p>
      <text:p text:style-name="P2">Layer 6 - Presentation Layer</text:p>
      <text:p text:style-name="P2">Layer <text:s/>5 <text:s text:c="4"/>- <text:s text:c="4"/>Session <text:s/>Layer</text:p>
      <text:p text:style-name="P2">Layer <text:s text:c="2"/>4 <text:s text:c="4"/>- <text:s text:c="5"/>Transport <text:s text:c="2"/>Layer</text:p>
      <text:p text:style-name="P2">Layer 3 <text:s text:c="8"/>- <text:s text:c="8"/>Network Layer</text:p>
      <text:p text:style-name="P2">Layer <text:s/>2 <text:s text:c="9"/>- <text:s text:c="10"/>Data-link Layer</text:p>
      <text:p text:style-name="P2">Layer 1 <text:s text:c="12"/>- <text:s text:c="12"/>Physical Layer</text:p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